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2328" officeooo:paragraph-rsid="000f232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f2328" officeooo:paragraph-rsid="000f232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f2328" officeooo:paragraph-rsid="000f2328" style:font-weight-asian="normal" style:font-weight-complex="normal"/>
    </style:style>
    <style:style style:name="T1" style:family="text">
      <style:text-properties officeooo:rsid="00106e6c"/>
    </style:style>
    <style:style style:name="T2" style:family="text">
      <style:text-properties officeooo:rsid="00116aa9"/>
    </style:style>
    <style:style style:name="T3" style:family="text">
      <style:text-properties officeooo:rsid="00127cfb"/>
    </style:style>
    <style:style style:name="T4" style:family="text">
      <style:text-properties officeooo:rsid="00162999"/>
    </style:style>
    <style:style style:name="T5" style:family="text">
      <style:text-properties officeooo:rsid="00169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NOTIONS</text:span> POO</text:p>
      <text:p text:style-name="P1"/>
      <text:p text:style-name="P2">Class<text:span text:style-name="T1">e</text:span> : class HUMAIN</text:p>
      <text:p text:style-name="P2"/>
      <text:p text:style-name="P2"><text:span text:style-name="T1">O</text:span>bjet : une variable du type de la classe class. $marcelline = new HUMAIN() ;</text:p>
      <text:p text:style-name="P2"/>
      <text:p text:style-name="P2"><text:span text:style-name="T1">I</text:span>nstance : </text:p>
      <text:p text:style-name="P2"/>
      <text:p text:style-name="P2"><text:span text:style-name="T1">P</text:span>ropriété : les attributs de la classe. <text:span text:style-name="T2">Exemple : public $name = « monNom » ;</text:span></text:p>
      <text:p text:style-name="P2"/>
      <text:p text:style-name="P2">Methode : Les fonctions de la classe. <text:span text:style-name="T2">Exemple : public function mySize()</text:span></text:p>
      <text:p text:style-name="P2"/>
      <text:p text:style-name="P2">Constructeur : S’appelle lors de l’instanciation de l’objet. <text:span text:style-name="T5">$marcelline = new HUMAIN() ;</text:span></text:p>
      <text:p text:style-name="P2"/>
      <text:p text:style-name="P2">Statique : <text:span text:style-name="T5">Si une variable ou une méthode est stastique, on peut y accéder sans avoir besoin d’instancier la classe. On peut y accéder statiquement depuis une instance d’objet. </text:span></text:p>
      <text:p text:style-name="P2"><text:tab/><text:span text:style-name="T5">Exemple : public static $population ;</text:span></text:p>
      <text:p text:style-name="P2"/>
      <text:p text:style-name="P2"><text:span text:style-name="T2">V</text:span>isibilité : Les propriétés et méthodes ont une visibilité : Publique, Protected ou Privée</text:p>
      <text:p text:style-name="P2"><text:tab/>- Publique : Elles sont visibles et utilisables de partout dans le code du projet</text:p>
      <text:p text:style-name="P2"><text:tab/><text:tab/>- <text:span text:style-name="T3">Exemple :</text:span> <text:span text:style-name="T3">public $name ;</text:span></text:p>
      <text:p text:style-name="P2"/>
      <text:p text:style-name="P2"><text:tab/>- Protected : Elles sont visibles et utilisables dans la classe ou elles ont été définies et dans les classes qui en hérite</text:p>
      <text:p text:style-name="P2"><text:tab/><text:tab/>- E<text:span text:style-name="T3">xemple : protected $name ;</text:span></text:p>
      <text:p text:style-name="P2"/>
      <text:p text:style-name="P2"><text:tab/>- Privée : Elles sont visibles et utilisables uniquement dans la classe ou elles ont été définies.</text:p>
      <text:p text:style-name="P2"><text:tab/><text:tab/>- <text:span text:style-name="T3">Exemple : private $name ;</text:span></text:p>
      <text:p text:style-name="P2"/>
      <text:p text:style-name="P2">Getter : <text:span text:style-name="T1">Permet de renvoyer une variable dont la visibilité est privée. </text:span></text:p>
      <text:p text:style-name="P2"><text:tab/>- <text:span text:style-name="T3">Exemple : public getSecret() { return $secret ; }</text:span></text:p>
      <text:p text:style-name="P2"/>
      <text:p text:style-name="P2">Setter : <text:span text:style-name="T1">Permet de modifier une variable.</text:span></text:p>
      <text:p text:style-name="P2"><text:tab/>- <text:span text:style-name="T3">Exemple : public setSecret($secret) { $this→secret = $secret ; }</text:span></text:p>
      <text:p text:style-name="P2"/>
      <text:p text:style-name="P2">Héritage : <text:span text:style-name="T4">Permet de faire héritée des classes entre elles. Les classes filles héritent des classes mères, et donc de tous les attributs et méthodes qui sont de visibilités publique ou protected.</text:span></text:p>
      <text:p text:style-name="P2"><text:tab/><text:span text:style-name="T4">Exemple : class Homme extends HUMAIN</text:span></text:p>
      <text:p text:style-name="P2"/>
      <text:p text:style-name="P2">Overriding :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1:02:18.820928826</meta:creation-date>
    <dc:date>2023-01-05T13:09:45.890874703</dc:date>
    <meta:editing-duration>PT1H35M5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66" meta:character-count="1533" meta:non-whitespace-character-count="1273"/>
  </office:meta>
</office:document-meta>
</file>